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ifont1" svg:font-family="Unifon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officeooo:rsid="000350b6" officeooo:paragraph-rsid="000350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育成・対戦どちらかに絞る</text:p>
      <text:p text:style-name="P1"><text:s text:c="4"/>MySQLが必要な規模ではない</text:p>
      <text:p text:style-name="P1"/>
      <text:p text:style-name="P1">もし両方実現するならオフとオンの実装似ついても考える</text:p>
      <text:p text:style-name="P1"/>
      <text:p text:style-name="P1">対戦しない（オンラインたまごっち）</text:p>
      <text:p text:style-name="P1"/>
      <text:p text:style-name="P1">サーバー側は完全にデータの保管庫として運用する</text:p>
      <text:p text:style-name="P1"/>
      <text:p text:style-name="P1">→ メインをオフラインにしてオンライン要素を別に作る</text:p>
      <text:p text:style-name="P1"/>
      <text:p text:style-name="P1">最初に考えたものを全部実装するとなるとだいぶ時間を食いそう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nifont1" svg:font-family="Unifon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 P明朝" style:font-size-asian="10.5pt" style:language-asian="ja" style:country-asian="JP" style:font-name-complex="Unifont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 P明朝" style:font-size-asian="10.5pt" style:language-asian="ja" style:country-asian="JP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 Pゴシック" style:font-family-asian="'IPA Pゴシック'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Unifont1" style:font-family-complex="Unifon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Unifont1" style:font-family-complex="Unifont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Unifont1" style:font-family-complex="Unifo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6T13:43:01.807238865</meta:creation-date>
    <dc:date>2016-07-26T14:03:50.169546177</dc:date>
    <meta:editing-duration>PT5M48S</meta:editing-duration>
    <meta:editing-cycles>1</meta:editing-cycles>
    <meta:document-statistic meta:table-count="0" meta:image-count="0" meta:object-count="0" meta:page-count="1" meta:paragraph-count="7" meta:word-count="143" meta:character-count="152" meta:non-whitespace-character-count="147"/>
    <meta:generator>LibreOffice/4.3.3.2$Linux_X86_64 LibreOffice_project/430m0$Build-2</meta:generator>
  </office:meta>
</office:document-meta>
</file>